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86d" officeooo:paragraph-rsid="000218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yJhbGciOiJSUzI1NiIsInR5cCI6IkpXVCJ9.eyJ1c2VyTmFtZSI6IlRheWxvciIsImVtYWlsSUQiOiJ0YWlsb3JAeW1haWwuY28iLCJhdXRoSWQiOjQyMywiaWF0IjoxNTM5NDEyNjkwLCJleHAiOjE1NDIwMDQ2OTB9.WAN02Aw3SSZaOXm2QJA56_1_PiXpvNclMfhzJLO26KZUrgZdlPJIE3c9MRySIYpB2ifGP_l1OSeYyflCkdIKA</text:p>
      <text:p text:style-name="P1"/>
      <text:p text:style-name="P1"/>
      <text:p text:style-name="P1"/>
      <text:p text:style-name="P1">sh -c sudo “CR_NODEINIT_JWT_TOKEN=eyJhbGciOiJSUzI1NiIsInR5cCI6IkpXVCJ9.eyJ1c2VyTmFtZSI6IlRheWxvciIsImVtYWlsSUQiOiJ0YWlsb3JAeW1haWwuY28iLCJhdXRoSWQiOjQyMywiaWF0IjoxNTM5NDEyNjkwLCJleHAiOjE1NDIwMDQ2OTB9.WAN-02Aw3SSZaOXm2QJA56_1_PiXpvNclMfhzJLO26KZUrgZdlPJIE3c9MRySIYpB2ifGP_l1OSeYyflCkdIKA <text:s/>CR_NODEINIT_AUTHID=399 <text:s/>docker-compose up -d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48:53.932185746</meta:creation-date>
    <meta:editing-duration>PT36S</meta:editing-duration>
    <meta:editing-cycles>2</meta:editing-cycles>
    <meta:generator>LibreOffice/5.1.6.2$Linux_X86_64 LibreOffice_project/10m0$Build-2</meta:generator>
    <dc:date>2018-10-22T18:49:23.128662922</dc:date>
    <meta:document-statistic meta:table-count="0" meta:image-count="0" meta:object-count="0" meta:page-count="1" meta:paragraph-count="2" meta:word-count="9" meta:character-count="584" meta:non-whitespace-character-count="575"/>
  </office:meta>
</office:document-meta>
</file>